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0f7963" officeooo:paragraph-rsid="000f7963"/>
    </style:style>
    <style:style style:name="P3" style:family="paragraph" style:parent-style-name="Standard">
      <style:text-properties officeooo:rsid="0010ac79" officeooo:paragraph-rsid="0010ac79"/>
    </style:style>
    <style:style style:name="P4" style:family="paragraph" style:parent-style-name="Standard">
      <style:text-properties officeooo:rsid="00124999" officeooo:paragraph-rsid="00124999"/>
    </style:style>
    <style:style style:name="P5" style:family="paragraph" style:parent-style-name="Standard">
      <style:text-properties officeooo:rsid="00134e58" officeooo:paragraph-rsid="0013d1c9"/>
    </style:style>
    <style:style style:name="P6" style:family="paragraph" style:parent-style-name="Standard">
      <style:text-properties officeooo:rsid="00134e58" officeooo:paragraph-rsid="0013e1fa"/>
    </style:style>
    <style:style style:name="P7" style:family="paragraph" style:parent-style-name="Standard">
      <style:text-properties officeooo:paragraph-rsid="001466cf"/>
    </style:style>
    <style:style style:name="P8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9" style:family="paragraph" style:parent-style-name="Standard">
      <style:text-properties style:text-underline-style="none" officeooo:rsid="001466cf" officeooo:paragraph-rsid="001466cf"/>
    </style:style>
    <style:style style:name="P10" style:family="paragraph" style:parent-style-name="Standard">
      <style:text-properties officeooo:rsid="0013d1c9" officeooo:paragraph-rsid="0013e1fa"/>
    </style:style>
    <style:style style:name="P11" style:family="paragraph" style:parent-style-name="Standard">
      <style:text-properties officeooo:rsid="0013e1fa" officeooo:paragraph-rsid="0013e1fa"/>
    </style:style>
    <style:style style:name="P12" style:family="paragraph" style:parent-style-name="Standard" style:list-style-name="L1">
      <style:text-properties officeooo:paragraph-rsid="001466cf"/>
    </style:style>
    <style:style style:name="P13" style:family="paragraph" style:parent-style-name="Standard" style:list-style-name="L1">
      <style:text-properties officeooo:paragraph-rsid="0015a53e"/>
    </style:style>
    <style:style style:name="P14" style:family="paragraph" style:parent-style-name="Standard" style:list-style-name="L1">
      <style:text-properties officeooo:rsid="0010b901" officeooo:paragraph-rsid="001466cf"/>
    </style:style>
    <style:style style:name="P15" style:family="paragraph" style:parent-style-name="Standard" style:list-style-name="L1">
      <style:text-properties officeooo:rsid="001466cf" officeooo:paragraph-rsid="001466cf"/>
    </style:style>
    <style:style style:name="P16" style:family="paragraph" style:parent-style-name="Standard" style:list-style-name="L2">
      <style:text-properties officeooo:rsid="00189365" officeooo:paragraph-rsid="00189365"/>
    </style:style>
    <style:style style:name="P17" style:family="paragraph" style:parent-style-name="Standard">
      <style:text-properties officeooo:rsid="00189365" officeooo:paragraph-rsid="00189365"/>
    </style:style>
    <style:style style:name="P18" style:family="paragraph" style:parent-style-name="Standard" style:list-style-name="L3">
      <style:text-properties officeooo:rsid="001a9922" officeooo:paragraph-rsid="001a9922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0f7963"/>
    </style:style>
    <style:style style:name="P21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22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01-07-2020 </text:p>
      <text:p text:style-name="P9"/>
      <text:list xml:id="list721640416" text:style-name="L1">
        <text:list-item>
          <text:p text:style-name="P21">AWS Free Account Created </text:p>
        </text:list-item>
        <text:list-item>
          <text:p text:style-name="P22">Install the AWS CLI version 2 on Linux</text:p>
        </text:list-item>
        <text:list-item>
          <text:p text:style-name="P22">Access keys (access key ID and secret access key)</text:p>
        </text:list-item>
        <text:list-item>
          <text:p text:style-name="P14">User Creation:</text:p>
          <text:p text:style-name="P12"><text:span text:style-name="T4"><text:s text:c="5"/>* <text:s/>I</text:span><text:span text:style-name="T1">AM- Identity Access Management</text:span></text:p>
          <text:p text:style-name="P12"/>
          <text:list>
            <text:list-header>
              <text:p text:style-name="P13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15">I’ve created S3 Bucket manually and also created using command line </text:p>
        </text:list-item>
        <text:list-item>
          <text:p text:style-name="P15">And also Upload a file to bucket manually and also using command line</text:p>
        </text:list-item>
      </text:list>
      <text:p text:style-name="P1"/>
      <text:p text:style-name="P7"/>
      <text:p text:style-name="P3"/>
      <text:p text:style-name="P4"><text:span text:style-name="T5">used </text:span>command:</text:p>
      <text:p text:style-name="P3"/>
      <text:p text:style-name="P4"><text:span text:style-name="T3">1. </text:span>aws configure</text:p>
      <text:p text:style-name="P5">2. aws s3 mb s3://bucketname/ <text:s text:c="4"/></text:p>
      <text:p text:style-name="P10">3. aws s3 cp usbboot.txt s3://imnishanthtr2/</text:p>
      <text:p text:style-name="P11">4. aws s3 cp s3://imnishanthtr2/usbboot.txt home/</text:p>
      <text:p text:style-name="P6"/>
      <text:p text:style-name="P6"/>
      <text:list xml:id="list1597720093" text:style-name="L2">
        <text:list-item>
          <text:p text:style-name="P16">Github account created</text:p>
        </text:list-item>
      </text:list>
      <text:p text:style-name="P17"/>
      <text:p text:style-name="P17"/>
      <text:p text:style-name="P19">02-07-2020</text:p>
      <text:p text:style-name="P1"/>
      <text:list xml:id="list856804220" text:style-name="L3">
        <text:list-item>
          <text:p text:style-name="P18">Terraform installed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09:13:29.781337552</dc:date>
    <meta:editing-duration>PT1H34M42S</meta:editing-duration>
    <meta:editing-cycles>8</meta:editing-cycles>
    <meta:generator>LibreOffice/6.4.2.2$Linux_X86_64 LibreOffice_project/40$Build-2</meta:generator>
    <meta:document-statistic meta:table-count="0" meta:image-count="0" meta:object-count="0" meta:page-count="1" meta:paragraph-count="18" meta:word-count="109" meta:character-count="642" meta:non-whitespace-character-count="545"/>
  </office:meta>
</office:document-meta>
</file>